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0cm" fo:margin-right="0cm" fo:text-indent="-1.251cm" style:auto-text-indent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8" style:family="paragraph" style:parent-style-name="Standard">
      <style:paragraph-properties fo:orphans="0" fo:widows="0"/>
      <style:text-properties fo:font-weight="bold" style:font-weight-asian="bold"/>
    </style:style>
    <style:style style:name="P29" style:family="paragraph" style:parent-style-name="Standard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171c45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fo:font-size="12.5pt" fo:background-color="#ffffff" loext:char-shading-value="0" style:font-size-asian="12.5pt" style:font-name-complex="Calibri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30"><text:bookmark-start text:name="_Hlk95926626"/><text:span text:style-name="T7">«Insert Procurement Title» «</text:span><text:bookmark-start text:name="_Hlk115979499"/><text:span text:style-name="T7">Insert Procurement ID</text:span><text:bookmark-end text:name="_Hlk115979499"/><text:span text:style-name="T7">»</text:span></text:p>
      <text:p text:style-name="P1"><text:span text:style-name="T6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8"> </text:span><text:bookmark-end text:name="_Hlk96322841"/><text:bookmark text:name="_Hlk96322526"/></text:p>
      <text:p text:style-name="P5"/>
      <text:p text:style-name="P7"/>
      <text:p text:style-name="P8"/>
      <text:p text:style-name="P8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24">Further assessment documents</text:p>
      <text:p text:style-name="P1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6">Pricing schedule</text:p>
          </table:table-cell>
          <table:table-cell table:style-name="Table1.A1" office:value-type="string">
            <text:p text:style-name="P26">[File upload name]</text:p>
          </table:table-cell>
        </table:table-row>
        <table:table-row table:style-name="Table1.1">
          <table:table-cell table:style-name="Table1.A1" office:value-type="string">
            <text:p text:style-name="P26">Terms and conditions</text:p>
          </table:table-cell>
          <table:table-cell table:style-name="Table1.A1" office:value-type="string">
            <text:p text:style-name="P26">[File upload name] 1, 2 3, etc</text:p>
          </table:table-cell>
        </table:table-row>
        <table:table-row table:style-name="Table1.1">
          <table:table-cell table:style-name="Table1.A1" office:value-type="string">
            <text:p text:style-name="P26">Assessment documents</text:p>
          </table:table-cell>
          <table:table-cell table:style-name="Table1.A1" office:value-type="string">
            <text:p text:style-name="P26">[File upload name] 1, 2 3, etc</text:p>
          </table:table-cell>
        </table:table-row>
      </table:table>
      <text:p text:style-name="P9"/>
      <text:p text:style-name="P15"/>
      <text:p text:style-name="P15">Pricing schedule</text:p>
      <text:p text:style-name="P9"/>
      <text:p text:style-name="P20">&lt;&lt;Insert Pricing schedule &gt;&gt;</text:p>
      <text:p text:style-name="P9"/>
      <text:p text:style-name="P15">Terms and conditions</text:p>
      <text:p text:style-name="P15"/>
      <text:p text:style-name="P20">&lt;&lt;Insert Terms and conditions &gt;&gt;</text:p>
      <text:p text:style-name="P9"/>
      <text:p text:style-name="P14"><text:bookmark-start text:name="_Hlk115980199"/>Assessment Documents <text:bookmark-end text:name="_Hlk115980199"/></text:p>
      <text:p text:style-name="P9"/>
      <text:p text:style-name="P21">&lt;&lt;Insert Assessment Docs&gt;&gt;</text:p>
      <text:p text:style-name="P9"/>
      <text:p text:style-name="P13"><text:span text:style-name="T9">Responses must be uploaded by the closing date for written proposals </text:span><text:span text:style-name="T5">«Insert Time, Date, Month, Year of #13»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3"><text:span text:style-name="T10">Your written responses should address the evaluation criteria detailed in the Statement of Requirements (Attachment 1 in the bid pack):</text:span></text:p>
      <text:p text:style-name="P6"/>
      <text:p text:style-name="P6"/>
      <text:p text:style-name="P14">Technical criteria</text:p>
      <text:p text:style-name="P18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27">#</text:p>
          </table:table-cell>
          <table:table-cell table:style-name="TECHNICAL_5f_COMP.A1" office:value-type="string">
            <text:p text:style-name="P28">Question</text:p>
          </table:table-cell>
          <table:table-cell table:style-name="TECHNICAL_5f_COMP.A1" office:value-type="string">
            <text:p text:style-name="P28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22">«insert_Technical_Comp_Tech_Q_Descrip»</text:p>
          </table:table-cell>
          <table:table-cell table:style-name="TECHNICAL_5f_COMP.A1" office:value-type="string">
            <text:p text:style-name="P22">«insert_Technical_Comp_Tech_Q_Weight#»</text:p>
          </table:table-cell>
        </table:table-row>
      </table:table>
      <text:p text:style-name="P18"/>
      <text:p text:style-name="P14">Social value criteria</text:p>
      <text:p text:style-name="P1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27">#</text:p>
          </table:table-cell>
          <table:table-cell table:style-name="SOCIAL_5f_VALUES.A1" office:value-type="string">
            <text:p text:style-name="P28">Question</text:p>
          </table:table-cell>
          <table:table-cell table:style-name="SOCIAL_5f_VALUES.A1" office:value-type="string">
            <text:p text:style-name="P28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22">«insert_SocVal_Question_#»</text:p>
          </table:table-cell>
          <table:table-cell table:style-name="SOCIAL_5f_VALUES.A1" office:value-type="string">
            <text:p text:style-name="P22">«insert_SocVal_Question_Weight_#»</text:p>
          </table:table-cell>
        </table:table-row>
      </table:table>
      <text:p text:style-name="P17"/>
      <text:p text:style-name="P25"><text:soft-page-break/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3">«Insert Time, Date, Month, Year of #12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3">«Insert Time, Date, Month, Year of #13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3">«Insert Time, Date, Month, Year of #7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3">«Insert Time, Date, Month, Year of #14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3">«Insert Time, Date, Month, Year of #8 conditional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3">«Insert Time, Date, Month, Year of #9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3">«Insert Time, Date, Month, Year of #10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3">«Insert Time, Date, Month, Year of #11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8</meta:editing-cycles>
    <meta:creation-date>2022-10-06T14:55:00</meta:creation-date>
    <dc:date>2022-10-11T13:46:33.647142725</dc:date>
    <meta:editing-duration>PT4M37S</meta:editing-duration>
    <meta:generator>LibreOffice/7.3.4.2$MacOSX_X86_64 LibreOffice_project/728fec16bd5f605073805c3c9e7c4212a0120dc5</meta:generator>
    <meta:document-statistic meta:table-count="4" meta:image-count="0" meta:object-count="0" meta:page-count="3" meta:paragraph-count="63" meta:word-count="311" meta:character-count="2141" meta:non-whitespace-character-count="1890"/>
    <meta:user-defined meta:name="AppVersion">16.0000</meta:user-defined>
    <meta:template xlink:type="simple" xlink:actuate="onRequest" xlink:title="Normal" xlink:href=""/>
  </office:meta>
</office:document-meta>
</file>